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/ include the library code:</text:span><text:line-break/><text:span text:style-name="T1">#include &lt;LiquidCrystal.h&gt;</text:span><text:line-break/><text:line-break/><text:span text:style-name="T1">#include &lt;SoftwareSerial.h&gt;</text:span><text:line-break/><text:span text:style-name="T1">SoftwareSerial mySerial(2,3);</text:span><text:line-break/><text:span text:style-name="T1">// initialize the library with the numbers of the interface pins</text:span><text:line-break/><text:span text:style-name="T1">LiquidCrystal lcd(10, 9, 8, 7, 6, 5);</text:span><text:line-break/><text:line-break/><text:span text:style-name="T1">// define phase control pins</text:span><text:line-break/><text:span text:style-name="T1">int phase[3] = {11, 12, 13};</text:span><text:line-break/><text:span text:style-name="T1">int value,fr,fy,fb;</text:span><text:line-break/><text:span text:style-name="T1">char ch;</text:span><text:line-break/><text:span text:style-name="T1">//*********************************************************</text:span><text:line-break/><text:span text:style-name="T1">int distance(int inputVoltage) {</text:span><text:line-break/><text:span text:style-name="T2">  </text:span><text:span text:style-name="T1">if (inputVoltage &gt;= 430 &amp;&amp; inputVoltage &lt; 475) {</text:span><text:line-break/><text:span text:style-name="T2">    </text:span><text:span text:style-name="T1">return 8;</text:span><text:line-break/><text:span text:style-name="T2">  </text:span><text:span text:style-name="T1">}</text:span><text:line-break/><text:span text:style-name="T2">  </text:span><text:span text:style-name="T1">else if (inputVoltage &gt;= 375 &amp;&amp; inputVoltage &lt; 400) {</text:span><text:line-break/><text:span text:style-name="T2">    </text:span><text:span text:style-name="T1">return 6;</text:span><text:line-break/><text:span text:style-name="T2">  </text:span><text:span text:style-name="T1">}</text:span><text:line-break/><text:span text:style-name="T2">  </text:span><text:span text:style-name="T1">else if (inputVoltage &gt;= 275 &amp;&amp; inputVoltage &lt; 300) {</text:span><text:line-break/><text:span text:style-name="T2">    </text:span><text:span text:style-name="T1">return 4;</text:span><text:line-break/><text:span text:style-name="T2">  </text:span><text:span text:style-name="T1">}</text:span><text:line-break/><text:span text:style-name="T2">  </text:span><text:span text:style-name="T1">else if (inputVoltage &gt;= 150 &amp;&amp; inputVoltage &lt; 200) {</text:span><text:line-break/><text:span text:style-name="T2">    </text:span><text:span text:style-name="T1">return 2;</text:span><text:line-break/><text:span text:style-name="T2">  </text:span><text:span text:style-name="T1">}</text:span><text:line-break/><text:line-break/><text:span text:style-name="T2">  </text:span><text:span text:style-name="T1">else return 0 ;</text:span><text:line-break/><text:line-break/><text:span text:style-name="T1">}</text:span><text:line-break/><text:span text:style-name="T1">//*********************************************************</text:span><text:line-break/><text:line-break/><text:span text:style-name="T1">void setup() {</text:span><text:line-break/><text:span text:style-name="T2">  </text:span><text:span text:style-name="T1">// set up the LCD's number of columns and rows:</text:span><text:line-break/><text:span text:style-name="T2">  </text:span><text:span text:style-name="T1">lcd.begin(16, 2);</text:span><text:line-break/><text:span text:style-name="T1">mySerial.begin(9600);</text:span><text:line-break/><text:span text:style-name="T1">Serial.begin(9600);</text:span><text:line-break/><text:span text:style-name="T2">  </text:span><text:span text:style-name="T1">// set pin mode for phase relays</text:span><text:line-break/><text:span text:style-name="T2">  </text:span><text:span text:style-name="T1">for (int j = 0; j &lt; 3; j++) {</text:span><text:line-break/><text:span text:style-name="T2">    </text:span><text:span text:style-name="T1">pinMode(phase[j], OUTPUT);</text:span><text:line-break/><text:span text:style-name="T2">  </text:span><text:span text:style-name="T1">}</text:span><text:line-break/><text:span text:style-name="T1">gsm_init();</text:span><text:line-break/><text:span text:style-name="T1">}</text:span><text:line-break/><text:line-break/><text:span text:style-name="T1">void loop() {</text:span><text:line-break/><text:span text:style-name="T2">  </text:span><text:span text:style-name="T1">digitalWrite(phase[0], HIGH);</text:span><text:line-break/><text:span text:style-name="T2">  </text:span><text:span text:style-name="T1">delay(500);</text:span><text:line-break/><text:span text:style-name="T2">  </text:span><text:span text:style-name="T1">ch='R';</text:span><text:line-break/><text:span text:style-name="T2">  </text:span><text:span text:style-name="T1">Serial.println(analogRead(A0));</text:span><text:line-break/><text:span text:style-name="T2">  </text:span><text:span text:style-name="T1">int dist1 = distance(analogRead(A0));</text:span><text:line-break/><text:span text:style-name="T2">  </text:span><text:span text:style-name="T1">if (dist1 == 0) {</text:span><text:line-break/><text:span text:style-name="T2">    </text:span><text:span text:style-name="T1">lcd.setCursor(0, 0);</text:span><text:line-break/><text:soft-page-break/><text:span text:style-name="T2">    </text:span><text:span text:style-name="T1">lcd.write("R: ");</text:span><text:line-break/><text:span text:style-name="T2">    </text:span><text:span text:style-name="T1">lcd.setCursor(3, 0);</text:span><text:line-break/><text:span text:style-name="T2">    </text:span><text:span text:style-name="T1">lcd.write("NF   ");</text:span><text:line-break/><text:span text:style-name="T2">    </text:span><text:span text:style-name="T1">fr=0;</text:span><text:line-break/><text:span text:style-name="T2">   </text:span><text:span text:style-name="T1">}</text:span><text:line-break/><text:span text:style-name="T2">  </text:span><text:span text:style-name="T1">else {</text:span><text:line-break/><text:span text:style-name="T2">    </text:span><text:span text:style-name="T1">lcd.setCursor(0, 0);</text:span><text:line-break/><text:span text:style-name="T2">    </text:span><text:span text:style-name="T1">lcd.write("R: ");</text:span><text:line-break/><text:span text:style-name="T2">    </text:span><text:span text:style-name="T1">lcd.setCursor(3, 0);</text:span><text:line-break/><text:span text:style-name="T2">    </text:span><text:span text:style-name="T1">lcd.print(dist1);</text:span><text:line-break/><text:span text:style-name="T2">    </text:span><text:span text:style-name="T1">lcd.setCursor(4, 0);</text:span><text:line-break/><text:span text:style-name="T2">    </text:span><text:span text:style-name="T1">lcd.write(" KM");</text:span><text:line-break/><text:span text:style-name="T2">    </text:span><text:span text:style-name="T1">value=dist1;</text:span><text:line-break/><text:span text:style-name="T2">    </text:span><text:span text:style-name="T1">SendMessage();</text:span><text:line-break/><text:span text:style-name="T2">    </text:span><text:span text:style-name="T1">fr=1;</text:span><text:line-break/><text:span text:style-name="T2">  </text:span><text:span text:style-name="T1">}</text:span><text:line-break/><text:span text:style-name="T2">  </text:span><text:span text:style-name="T1">digitalWrite(phase[0], LOW);</text:span><text:line-break/><text:span text:style-name="T2">  </text:span><text:span text:style-name="T1">//================================================</text:span><text:line-break/><text:span text:style-name="T2">  </text:span><text:span text:style-name="T1">digitalWrite(phase[1], HIGH);</text:span><text:line-break/><text:span text:style-name="T2">  </text:span><text:span text:style-name="T1">delay(500);</text:span><text:line-break/><text:span text:style-name="T2">  </text:span><text:span text:style-name="T1">ch='Y';</text:span><text:line-break/><text:span text:style-name="T2">  </text:span><text:span text:style-name="T1">int dist2 = distance(analogRead(A0));</text:span><text:line-break/><text:span text:style-name="T2">  </text:span><text:span text:style-name="T1">if (dist2 == 0) {</text:span><text:line-break/><text:span text:style-name="T2">    </text:span><text:span text:style-name="T1">lcd.setCursor(8, 0);</text:span><text:line-break/><text:span text:style-name="T2">    </text:span><text:span text:style-name="T1">lcd.write("Y: ");</text:span><text:line-break/><text:span text:style-name="T2">    </text:span><text:span text:style-name="T1">lcd.setCursor(11, 0);</text:span><text:line-break/><text:span text:style-name="T2">    </text:span><text:span text:style-name="T1">lcd.write("NF   ");</text:span><text:line-break/><text:span text:style-name="T2">    </text:span><text:span text:style-name="T1">fy=0;</text:span><text:line-break/><text:span text:style-name="T2">  </text:span><text:span text:style-name="T1">}</text:span><text:line-break/><text:span text:style-name="T2">  </text:span><text:span text:style-name="T1">else {</text:span><text:line-break/><text:span text:style-name="T2">    </text:span><text:span text:style-name="T1">lcd.setCursor(8, 0);</text:span><text:line-break/><text:span text:style-name="T2">    </text:span><text:span text:style-name="T1">lcd.write("Y: ");</text:span><text:line-break/><text:span text:style-name="T2">    </text:span><text:span text:style-name="T1">lcd.setCursor(11, 0);</text:span><text:line-break/><text:span text:style-name="T2">    </text:span><text:span text:style-name="T1">lcd.print(dist2);</text:span><text:line-break/><text:span text:style-name="T2">    </text:span><text:span text:style-name="T1">lcd.setCursor(12, 0);</text:span><text:line-break/><text:span text:style-name="T2">    </text:span><text:span text:style-name="T1">lcd.write(" KM");</text:span><text:line-break/><text:span text:style-name="T2">    </text:span><text:span text:style-name="T1">value=dist2;</text:span><text:line-break/><text:span text:style-name="T2">    </text:span><text:span text:style-name="T1">SendMessage();</text:span><text:line-break/><text:span text:style-name="T2">    </text:span><text:span text:style-name="T1">fy=1;</text:span><text:line-break/><text:span text:style-name="T2">  </text:span><text:span text:style-name="T1">}</text:span><text:line-break/><text:span text:style-name="T2">  </text:span><text:span text:style-name="T1">digitalWrite(phase[1], LOW);</text:span><text:line-break/><text:span text:style-name="T2">  </text:span><text:span text:style-name="T1">//=================================================</text:span><text:line-break/><text:span text:style-name="T2">  </text:span><text:span text:style-name="T1">digitalWrite(phase[2], HIGH);</text:span><text:line-break/><text:span text:style-name="T2">  </text:span><text:span text:style-name="T1">delay(500);</text:span><text:line-break/><text:span text:style-name="T2">  </text:span><text:span text:style-name="T1">ch='B';</text:span><text:line-break/><text:span text:style-name="T2">  </text:span><text:span text:style-name="T1">int dist3 = distance(analogRead(A0));</text:span><text:line-break/><text:span text:style-name="T2">  </text:span><text:span text:style-name="T1">if (dist3 == 0) {</text:span><text:line-break/><text:span text:style-name="T2">    </text:span><text:span text:style-name="T1">lcd.setCursor(0, 1);</text:span><text:line-break/><text:span text:style-name="T2">    </text:span><text:span text:style-name="T1">lcd.write("B: ");</text:span><text:line-break/><text:span text:style-name="T2">    </text:span><text:span text:style-name="T1">lcd.setCursor(3, 1);</text:span><text:line-break/><text:span text:style-name="T2">    </text:span><text:span text:style-name="T1">lcd.write("NF   ");</text:span><text:line-break/><text:span text:style-name="T2">    </text:span><text:span text:style-name="T1">fb=0;</text:span><text:line-break/><text:soft-page-break/><text:span text:style-name="T2">  </text:span><text:span text:style-name="T1">}</text:span><text:line-break/><text:span text:style-name="T2">  </text:span><text:span text:style-name="T1">else {</text:span><text:line-break/><text:span text:style-name="T2">    </text:span><text:span text:style-name="T1">lcd.setCursor(0, 1);</text:span><text:line-break/><text:span text:style-name="T2">    </text:span><text:span text:style-name="T1">lcd.write("B: ");</text:span><text:line-break/><text:span text:style-name="T2">    </text:span><text:span text:style-name="T1">lcd.setCursor(3, 1);</text:span><text:line-break/><text:span text:style-name="T2">    </text:span><text:span text:style-name="T1">lcd.print(dist3);</text:span><text:line-break/><text:span text:style-name="T2">    </text:span><text:span text:style-name="T1">lcd.setCursor(4, 1);</text:span><text:line-break/><text:span text:style-name="T2">    </text:span><text:span text:style-name="T1">lcd.write(" KM");</text:span><text:line-break/><text:span text:style-name="T2">    </text:span><text:span text:style-name="T1">value=dist3;</text:span><text:line-break/><text:span text:style-name="T2">    </text:span><text:span text:style-name="T1">SendMessage();</text:span><text:line-break/><text:span text:style-name="T2">    </text:span><text:span text:style-name="T1">fb=1;</text:span><text:line-break/><text:span text:style-name="T2">  </text:span><text:span text:style-name="T1">}</text:span><text:line-break/><text:span text:style-name="T2">  </text:span><text:span text:style-name="T1">digitalWrite(phase[2], LOW);</text:span><text:line-break/><text:span text:style-name="T1">}</text:span><text:line-break/><text:line-break/><text:span text:style-name="T1">void SendMessage()</text:span><text:line-break/><text:span text:style-name="T1">{</text:span><text:line-break/><text:span text:style-name="T2">  </text:span><text:span text:style-name="T1">if(fy==0&amp;&amp;fr==0&amp;&amp;fb==0)</text:span><text:line-break/><text:span text:style-name="T2">  </text:span><text:span text:style-name="T1">{mySerial.println("AT+CMGF=1");    //Sets the GSM Module in Text Mode</text:span><text:line-break/><text:span text:style-name="T2">  </text:span><text:span text:style-name="T1">delay(1000);  // Delay of 1000 milli seconds or 1 second</text:span><text:line-break/><text:span text:style-name="T2">  </text:span><text:span text:style-name="T1">mySerial.println("AT+CMGS=\"+917983158650\"\r"); // Replace x with mobile number</text:span><text:line-break/><text:span text:style-name="T2">  </text:span><text:span text:style-name="T1">delay(1000);</text:span><text:line-break/><text:span text:style-name="T2">  </text:span><text:span text:style-name="T1">mySerial.print("Alert Alert Cable Fault Occer on Phase ");// The SMS text you want to send</text:span><text:line-break/><text:span text:style-name="T2">  </text:span><text:span text:style-name="T1">mySerial.println(ch);</text:span><text:line-break/><text:span text:style-name="T2">  </text:span><text:span text:style-name="T1">mySerial.print(value);</text:span><text:line-break/><text:span text:style-name="T2">  </text:span><text:span text:style-name="T1">mySerial.print( " Km" );</text:span><text:line-break/><text:span text:style-name="T2">  </text:span><text:span text:style-name="T1">delay(100);</text:span><text:line-break/><text:span text:style-name="T2">   </text:span><text:span text:style-name="T1">mySerial.println((char)26);// ASCII code of CTRL+Z</text:span><text:line-break/><text:span text:style-name="T2">  </text:span><text:span text:style-name="T1">delay(3000);</text:span><text:line-break/><text:span text:style-name="T2">  </text:span><text:line-break/><text:span text:style-name="T2">  </text:span><text:span text:style-name="T1">}</text:span><text:line-break/><text:span text:style-name="T2"> </text:span><text:span text:style-name="T1">}</text:span><text:line-break/><text:line-break/><text:span text:style-name="T2"> </text:span><text:span text:style-name="T1">void gsm_init()</text:span><text:line-break/><text:span text:style-name="T1">{</text:span><text:line-break/><text:span text:style-name="T2">  </text:span><text:span text:style-name="T1">lcd.clear();</text:span><text:line-break/><text:span text:style-name="T2">  </text:span><text:span text:style-name="T1">lcd.println("Finding Module..");</text:span><text:line-break/><text:span text:style-name="T2">  </text:span><text:span text:style-name="T1">boolean at_flag=1;</text:span><text:line-break/><text:span text:style-name="T2">  </text:span><text:span text:style-name="T1">while(at_flag)</text:span><text:line-break/><text:span text:style-name="T2">  </text:span><text:span text:style-name="T1">{</text:span><text:line-break/><text:span text:style-name="T2">    </text:span><text:span text:style-name="T1">mySerial.println("AT");</text:span><text:line-break/><text:span text:style-name="T2">    </text:span><text:span text:style-name="T1">while(mySerial.available()&gt;0)</text:span><text:line-break/><text:span text:style-name="T2">    </text:span><text:span text:style-name="T1">{</text:span><text:line-break/><text:span text:style-name="T2">      </text:span><text:span text:style-name="T1">if(mySerial.find("OK"))</text:span><text:line-break/><text:span text:style-name="T2">      </text:span><text:span text:style-name="T1">at_flag=0;</text:span><text:line-break/><text:span text:style-name="T2">    </text:span><text:span text:style-name="T1">}</text:span><text:line-break/><text:span text:style-name="T2">    </text:span><text:span text:style-name="T1">delay(1000);</text:span><text:line-break/><text:span text:style-name="T2">  </text:span><text:span text:style-name="T1">}</text:span><text:line-break/><text:span text:style-name="T2">  </text:span><text:span text:style-name="T1">lcd.clear();</text:span><text:line-break/><text:span text:style-name="T2">  </text:span><text:span text:style-name="T1">lcd.println("Module Connected..");</text:span><text:line-break/><text:span text:style-name="T2">  </text:span><text:span text:style-name="T1">delay(1000);</text:span><text:line-break/><text:soft-page-break/><text:span text:style-name="T2">  </text:span><text:span text:style-name="T1">lcd.clear();</text:span><text:line-break/><text:span text:style-name="T2">  </text:span><text:span text:style-name="T1">lcd.println("Disabling ECHO");</text:span><text:line-break/><text:span text:style-name="T2">  </text:span><text:span text:style-name="T1">boolean echo_flag=1;</text:span><text:line-break/><text:span text:style-name="T2">  </text:span><text:span text:style-name="T1">while(echo_flag)</text:span><text:line-break/><text:span text:style-name="T2">  </text:span><text:span text:style-name="T1">{</text:span><text:line-break/><text:span text:style-name="T2">    </text:span><text:span text:style-name="T1">mySerial.println("ATE0");</text:span><text:line-break/><text:span text:style-name="T2">    </text:span><text:span text:style-name="T1">while(mySerial.available()&gt;0)</text:span><text:line-break/><text:span text:style-name="T2">    </text:span><text:span text:style-name="T1">{</text:span><text:line-break/><text:span text:style-name="T2">      </text:span><text:span text:style-name="T1">if(mySerial.find("OK"))</text:span><text:line-break/><text:span text:style-name="T2">      </text:span><text:span text:style-name="T1">echo_flag=0;</text:span><text:line-break/><text:span text:style-name="T2">    </text:span><text:span text:style-name="T1">}</text:span><text:line-break/><text:span text:style-name="T2">    </text:span><text:span text:style-name="T1">delay(1000);</text:span><text:line-break/><text:span text:style-name="T2">  </text:span><text:span text:style-name="T1">}</text:span><text:line-break/><text:span text:style-name="T2">  </text:span><text:span text:style-name="T1">lcd.clear();</text:span><text:line-break/><text:span text:style-name="T2">  </text:span><text:span text:style-name="T1">lcd.println("Echo OFF");</text:span><text:line-break/><text:span text:style-name="T2">  </text:span><text:span text:style-name="T1">delay(1000);</text:span><text:line-break/><text:span text:style-name="T2">  </text:span><text:span text:style-name="T1">lcd.clear();</text:span><text:line-break/><text:span text:style-name="T2">  </text:span><text:span text:style-name="T1">lcd.println("Finding Network..");</text:span><text:line-break/><text:span text:style-name="T2">  </text:span><text:span text:style-name="T1">boolean net_flag=1;</text:span><text:line-break/><text:span text:style-name="T2">  </text:span><text:span text:style-name="T1">while(net_flag)</text:span><text:line-break/><text:span text:style-name="T2">  </text:span><text:span text:style-name="T1">{</text:span><text:line-break/><text:span text:style-name="T2">    </text:span><text:span text:style-name="T1">mySerial.println("AT+CPIN?");</text:span><text:line-break/><text:span text:style-name="T2">    </text:span><text:span text:style-name="T1">while(mySerial.available()&gt;0)</text:span><text:line-break/><text:span text:style-name="T2">    </text:span><text:span text:style-name="T1">{</text:span><text:line-break/><text:span text:style-name="T2">      </text:span><text:span text:style-name="T1">if(mySerial.find("+CPIN: READY"))</text:span><text:line-break/><text:span text:style-name="T2">      </text:span><text:span text:style-name="T1">net_flag=0;</text:span><text:line-break/><text:span text:style-name="T2">    </text:span><text:span text:style-name="T1">}</text:span><text:line-break/><text:span text:style-name="T2">    </text:span><text:span text:style-name="T1">delay(1000);</text:span><text:line-break/><text:span text:style-name="T2">  </text:span><text:span text:style-name="T1">}</text:span><text:line-break/><text:span text:style-name="T2">  </text:span><text:span text:style-name="T1">lcd.clear();</text:span><text:line-break/><text:span text:style-name="T2">  </text:span><text:span text:style-name="T1">lcd.println("Network Found..");</text:span><text:line-break/><text:span text:style-name="T2">  </text:span><text:span text:style-name="T1">delay(1000);</text:span><text:line-break/><text:span text:style-name="T2">  </text:span><text:span text:style-name="T1">lcd.clear();</text:span><text:line-break/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5:46:12.984705116</meta:creation-date>
    <dc:date>2019-10-02T15:48:30.687851944</dc:date>
    <meta:editing-duration>PT2M21S</meta:editing-duration>
    <meta:editing-cycles>1</meta:editing-cycles>
    <meta:document-statistic meta:table-count="0" meta:image-count="0" meta:object-count="0" meta:page-count="4" meta:paragraph-count="1" meta:word-count="401" meta:character-count="4040" meta:non-whitespace-character-count="3161"/>
    <meta:generator>LibreOffice/6.0.7.3$Linux_X86_64 LibreOffice_project/00m0$Build-3</meta:generator>
  </office:meta>
</office:document-meta>
</file>